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6.74pt"/>
    </style:style>
    <style:style style:name="co2" style:family="table-column">
      <style:table-column-properties fo:break-before="auto" style:column-width="73.5pt"/>
    </style:style>
    <style:style style:name="co3" style:family="table-column">
      <style:table-column-properties fo:break-before="auto" style:column-width="70.5pt"/>
    </style:style>
    <style:style style:name="co4" style:family="table-column">
      <style:table-column-properties fo:break-before="auto" style:column-width="51.76pt"/>
    </style:style>
    <style:style style:name="co5" style:family="table-column">
      <style:table-column-properties fo:break-before="auto" style:column-width="193.49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7.2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15.76pt"/>
    </style:style>
    <style:style style:name="co10" style:family="table-column">
      <style:table-column-properties fo:break-before="auto" style:column-width="18.74pt"/>
    </style:style>
    <style:style style:name="co11" style:family="table-column">
      <style:table-column-properties fo:break-before="auto" style:column-width="45.75pt"/>
    </style:style>
    <style:style style:name="co12" style:family="table-column">
      <style:table-column-properties fo:break-before="auto" style:column-width="32.26pt"/>
    </style:style>
    <style:style style:name="co13" style:family="table-column">
      <style:table-column-properties fo:break-before="auto" style:column-width="20.24pt"/>
    </style:style>
    <style:style style:name="co14" style:family="table-column">
      <style:table-column-properties fo:break-before="auto" style:column-width="13.49pt"/>
    </style:style>
    <style:style style:name="co15" style:family="table-column">
      <style:table-column-properties fo:break-before="auto" style:column-width="63.01pt"/>
    </style:style>
    <style:style style:name="co16" style:family="table-column">
      <style:table-column-properties fo:break-before="auto" style:column-width="14.26pt"/>
    </style:style>
    <style:style style:name="co17" style:family="table-column">
      <style:table-column-properties fo:break-before="auto" style:column-width="12.76pt"/>
    </style:style>
    <style:style style:name="co18" style:family="table-column">
      <style:table-column-properties fo:break-before="auto" style:column-width="69.76pt"/>
    </style:style>
    <style:style style:name="co19" style:family="table-column">
      <style:table-column-properties fo:break-before="auto" style:column-width="82.49pt"/>
    </style:style>
    <style:style style:name="co20" style:family="table-column">
      <style:table-column-properties fo:break-before="auto" style:column-width="43.51pt"/>
    </style:style>
    <style:style style:name="co21" style:family="table-column">
      <style:table-column-properties fo:break-before="auto" style:column-width="94.51pt"/>
    </style:style>
    <style:style style:name="co22" style:family="table-column">
      <style:table-column-properties fo:break-before="auto" style:column-width="55.5pt"/>
    </style:style>
    <style:style style:name="co23" style:family="table-column">
      <style:table-column-properties fo:break-before="auto" style:column-width="97.51pt"/>
    </style:style>
    <style:style style:name="co24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RAMPS_20_Version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d9d2e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 style:data-style-name="N11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11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3c78d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 style:data-style-name="N11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11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/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11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1155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 style:data-style-name="N11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0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66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8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04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79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5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79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5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8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17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0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MPS Vers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90" table:default-cell-style-name="Default"/>
        <table:table-row table:style-name="ro1">
          <table:table-cell table:style-name="ce1" office:value-type="string" calcext:value-type="string">
            <text:p>KEY:</text:p>
          </table:table-cell>
          <table:table-cell table:style-name="ce5" office:value-type="string" calcext:value-type="string">
            <text:p>mechanical</text:p>
          </table:table-cell>
          <table:table-cell table:style-name="ce14" office:value-type="string" calcext:value-type="string">
            <text:p>3D printed</text:p>
          </table:table-cell>
          <table:table-cell table:style-name="ce16" office:value-type="string" calcext:value-type="string">
            <text:p>heat</text:p>
          </table:table-cell>
          <table:table-cell table:style-name="ce17" office:value-type="string" calcext:value-type="string">
            <text:p>electronics</text:p>
          </table:table-cell>
          <table:table-cell table:style-name="ce26" office:value-type="string" calcext:value-type="string" table:number-columns-spanned="8" table:number-rows-spanned="1">
            <text:p>Make sure bearings arrive in time.</text:p>
          </table:table-cell>
          <table:covered-table-cell table:number-columns-repeated="7"/>
          <table:table-cell table:style-name="ce48" table:number-columns-repeated="19"/>
          <table:table-cell table:style-name="ce1" table:number-columns-repeated="2"/>
          <table:table-cell table:number-columns-repeated="990"/>
        </table:table-row>
        <table:table-row table:style-name="ro1">
          <table:table-cell table:style-name="ce2" office:value-type="string" calcext:value-type="string">
            <text:p>ITEM NUMBER</text:p>
          </table:table-cell>
          <table:table-cell table:style-name="ce6" office:value-type="string" calcext:value-type="string">
            <text:p>QUANTITY NEEDED per machine</text:p>
          </table:table-cell>
          <table:table-cell table:style-name="ce15" office:value-type="string" calcext:value-type="string">
            <text:p># machines</text:p>
          </table:table-cell>
          <table:table-cell table:style-name="ce6" office:value-type="string" calcext:value-type="string">
            <text:p>total needed</text:p>
          </table:table-cell>
          <table:table-cell table:style-name="ce6" office:value-type="string" calcext:value-type="string">
            <text:p>ITEM DESCRIPTION</text:p>
          </table:table-cell>
          <table:table-cell table:style-name="ce6" office:value-type="string" calcext:value-type="string">
            <text:p>ORDERING LINK 1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6" office:value-type="string" calcext:value-type="string">
            <text:p>PRICE EA 1</text:p>
          </table:table-cell>
          <table:table-cell table:style-name="ce6" office:value-type="string" calcext:value-type="string">
            <text:p># units in price</text:p>
          </table:table-cell>
          <table:table-cell table:style-name="ce6" office:value-type="string" calcext:value-type="string">
            <text:p># needed</text:p>
          </table:table-cell>
          <table:table-cell table:style-name="ce49" office:value-type="string" calcext:value-type="string">
            <text:p>Inventoried?</text:p>
          </table:table-cell>
          <table:table-cell table:style-name="ce6" office:value-type="string" calcext:value-type="string">
            <text:p># extra</text:p>
          </table:table-cell>
          <table:table-cell table:style-name="ce6" office:value-type="string" calcext:value-type="string">
            <text:p>Price TOT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55" office:value-type="string" calcext:value-type="string">
            <office:annotation draw:style-name="gr1" draw:text-style-name="P2" svg:width="58.51pt" svg:height="216.94pt" svg:x="967.49pt" svg:y="-52.21pt" draw:caption-point-x="-11.54pt" draw:caption-point-y="65.23pt">
              <dc:date>2018-08-21T00:00:00</dc:date>
              <text:p text:style-name="P1">To 64469 zip code, central USA (Missouri location), assuming enough parts for 12 machine builds as the nominal working quantity</text:p>
              <text:p text:style-name="P1"/>
              <text:p text:style-name="P1"/>
            </office:annotation>
            <text:p>SUPPLIER SHIPPING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6" office:value-type="string" calcext:value-type="string">
            <office:annotation draw:style-name="gr1" draw:text-style-name="P2" svg:width="290.27pt" svg:height="64.37pt" svg:x="1088.99pt" svg:y="24.07pt" draw:caption-point-x="-11.54pt" draw:caption-point-y="-11.06pt">
              <dc:date>2018-08-21T00:00:00</dc:date>
              <text:p text:style-name="P1">To 64469 zip code, central USA (Missouri location), assuming enough parts for 12 machine builds as the nominal working quantity</text:p>
              <text:p text:style-name="P1"/>
              <text:p text:style-name="P1"/>
            </office:annotation>
            <text:p>MOQ SUPPLIER</text:p>
          </table:table-cell>
          <table:table-cell table:style-name="ce57" office:value-type="string" calcext:value-type="string">
            <office:annotation draw:style-name="gr2" draw:text-style-name="P2" svg:width="303pt" svg:height="111.32pt" svg:x="1158.75pt" svg:y="13.35pt" draw:caption-point-x="-11.54pt" draw:caption-point-y="-0.34pt">
              <dc:date>2018-08-21T00:00:00</dc:date>
              <text:p text:style-name="P1">Includes shipping. Take the preferred supplier. Take price at MOQ. Assuming that MOQ is typically &gt; Quantity Used for the on-demand production scenario, this implies keeping stock, and usage price should always be lower. Thus, this system works out at the quantity of a minimum of 12 items produced.</text:p>
              <text:p text:style-name="P1"><text:s/></text:p>
              <text:p text:style-name="P1"/>
              <text:p text:style-name="P1"/>
              <text:p text:style-name="P1"/>
            </office:annotation>
            <text:p>SUPPLIER PRICE</text:p>
          </table:table-cell>
          <table:table-cell table:style-name="ce58" office:value-type="string" calcext:value-type="string">
            <office:annotation draw:style-name="gr1" draw:text-style-name="P2" svg:width="283.49pt" svg:height="46.49pt" svg:x="1241.23pt" svg:y="33pt" draw:caption-point-x="-11.54pt" draw:caption-point-y="-19.98pt">
              <dc:date>2018-08-21T00:00:00</dc:date>
              <text:p text:style-name="P1">Defined as (QUANTITY USED/MOQ)*PRICE</text:p>
              <text:p text:style-name="P1"/>
              <text:p text:style-name="P1"/>
            </office:annotation>
            <text:p>USAGE PRICE</text:p>
          </table:table-cell>
          <table:table-cell table:style-name="ce6" office:value-type="string" calcext:value-type="string">
            <text:p>LEAD TIMES</text:p>
          </table:table-cell>
          <table:table-cell table:style-name="ce6" office:value-type="string" calcext:value-type="string">
            <text:p>PREFERRED VENDORS</text:p>
          </table:table-cell>
          <table:table-cell table:style-name="ce6" office:value-type="string" calcext:value-type="string">
            <text:p>PREFERRED PART #</text:p>
          </table:table-cell>
          <table:table-cell table:style-name="ce6" office:value-type="string" calcext:value-type="string">
            <text:p>WEIGHT EACH (lb)</text:p>
          </table:table-cell>
          <table:table-cell table:style-name="ce6" office:value-type="string" calcext:value-type="string">
            <text:p>WEIGHT TOTAL</text:p>
          </table:table-cell>
          <table:table-cell table:style-name="ce6" office:value-type="string" calcext:value-type="string">
            <text:p>NOTES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3" calcext:value-type="float">
            <office:annotation draw:style-name="gr3" draw:text-style-name="P2" svg:width="386.99pt" svg:height="33.73pt" svg:x="121.49pt" svg:y="45.75pt" draw:caption-point-x="-11.54pt" draw:caption-point-y="-19.98pt">
              <dc:date>2018-08-21T00:00:00</dc:date>
              <text:p text:style-name="P1">16" - 53</text:p>
              <text:p text:style-name="P1">13" - 46</text:p>
            </office:annotation>
            <text:p>53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3]*[.C3]" office:value-type="float" office:value="1272" calcext:value-type="float">
            <text:p>1272</text:p>
          </table:table-cell>
          <table:table-cell table:style-name="ce18" office:value-type="string" calcext:value-type="string">
            <office:annotation draw:style-name="gr4" draw:text-style-name="P2" svg:width="122.26pt" svg:height="146.52pt" svg:x="437.24pt" svg:y="27.61pt" draw:caption-point-x="-11.54pt" draw:caption-point-y="-1.84pt">
              <dc:date>2018-08-21T00:00:00</dc:date>
              <text:p text:style-name="P1">1 is replaced for chain on x</text:p>
              <text:p text:style-name="P1">4 subtracted for long bolts on y</text:p>
              <text:p text:style-name="P1">2 subtracted for platform on z</text:p>
              <text:p text:style-name="P1">4 added for extruder holder</text:p>
              <text:p text:style-name="P1">x=&gt;5+5+4-1=&gt; 13</text:p>
              <text:p text:style-name="P1">y=&gt;14x2-4=&gt; 24</text:p>
              <text:p text:style-name="P1">z=&gt;5 + 5 + 4 - 2 =&gt; 12</text:p>
              <text:p text:style-name="P1">extruder=&gt; 4</text:p>
            </office:annotation>
            <text:p>m6x18 zinc plated socket screw</text:p>
          </table:table-cell>
          <table:table-cell table:style-name="ce27" office:value-type="string" calcext:value-type="string">
            <text:p><text:a xlink:href="https://www.mcmaster.com/#91502a166/=18jm48n" xlink:type="simple">https://www.mcmaster.com/#91502a166/=18jm48n</text:a>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23" office:value-type="float" office:value="7.46" calcext:value-type="float">
            <text:p>7.46</text:p>
          </table:table-cell>
          <table:table-cell table:style-name="ce23" office:value-type="float" office:value="50" calcext:value-type="float">
            <text:p>50</text:p>
          </table:table-cell>
          <table:table-cell table:style-name="ce12" table:formula="of:=ROUNDUP([.D3]/[.L3])" office:value-type="float" office:value="26" calcext:value-type="float">
            <text:p>26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3]*[.M3]-[.D3]" office:value-type="float" office:value="28" calcext:value-type="float">
            <text:p>28</text:p>
          </table:table-cell>
          <table:table-cell table:style-name="ce23" table:formula="of:=[.M3]*[.K3]" office:value-type="float" office:value="193.96" calcext:value-type="float">
            <text:p>193.96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6" calcext:value-type="float">
            <office:annotation draw:style-name="gr5" draw:text-style-name="P2" svg:width="386.99pt" svg:height="59.24pt" svg:x="121.49pt" svg:y="58.51pt" draw:caption-point-x="-11.54pt" draw:caption-point-y="-19.98pt">
              <dc:date>2018-08-21T00:00:00</dc:date>
              <text:p text:style-name="P1">16" - 56 - Nuts are 4 less than screws, as the extruder bolts are nutless</text:p>
              <text:p text:style-name="P1"/>
              <text:p text:style-name="P1">13" - 50 - 46 + 2 extruder holder + 2 nut catcher</text:p>
              <text:p text:style-name="P1"/>
            </office:annotation>
            <text:p>56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4]*[.C4]" office:value-type="float" office:value="1344" calcext:value-type="float">
            <text:p>1344</text:p>
          </table:table-cell>
          <table:table-cell table:style-name="ce18" office:value-type="string" calcext:value-type="string">
            <office:annotation draw:style-name="gr6" draw:text-style-name="P2" svg:width="122.26pt" svg:height="87.85pt" svg:x="437.24pt" svg:y="56.95pt" draw:caption-point-x="-11.54pt" draw:caption-point-y="-18.43pt">
              <dc:date>2018-08-21T00:00:00</dc:date>
              <text:p text:style-name="P1">Add 4 nut catch for x</text:p>
              <text:p text:style-name="P1">Subt. 4 for m6x30 on 2 y</text:p>
              <text:p text:style-name="P1">Z has nut catch on platform, so add 2:</text:p>
              <text:p text:style-name="P1">X =&gt; 14+4=&gt;18 </text:p>
              <text:p text:style-name="P1">Y=&gt;24</text:p>
              <text:p text:style-name="P1">Z=&gt;14</text:p>
            </office:annotation>
            <text:p>m6 zinc plated nut</text:p>
          </table:table-cell>
          <table:table-cell table:style-name="ce27" office:value-type="string" calcext:value-type="string">
            <text:p><text:a xlink:href="https://www.mcmaster.com/#90591a151/=18jm1gc" xlink:type="simple">https://www.mcmaster.com/#90591a151/=18jm1gc</text:a>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100" calcext:value-type="float">
            <text:p>100</text:p>
          </table:table-cell>
          <table:table-cell table:style-name="ce12" table:formula="of:=ROUNDUP([.D4]/[.L4])" office:value-type="float" office:value="14" calcext:value-type="float">
            <text:p>14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4]*[.M4]-[.D4]" office:value-type="float" office:value="56" calcext:value-type="float">
            <text:p>56</text:p>
          </table:table-cell>
          <table:table-cell table:style-name="ce23" table:formula="of:=[.M4]*[.K4]" office:value-type="float" office:value="32.2" calcext:value-type="float">
            <text:p>32.2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7" calcext:value-type="float">
            <office:annotation draw:style-name="gr7" draw:text-style-name="P2" svg:width="386.99pt" svg:height="21pt" svg:x="121.49pt" svg:y="71.23pt" draw:caption-point-x="-11.54pt" draw:caption-point-y="-19.96pt">
              <dc:date>2018-08-21T00:00:00</dc:date>
              <text:p text:style-name="P1">13" - only 3 because axis rides on top</text:p>
            </office:annotation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5]*[.C5]" office:value-type="float" office:value="168" calcext:value-type="float">
            <text:p>168</text:p>
          </table:table-cell>
          <table:table-cell table:style-name="ce18" office:value-type="string" calcext:value-type="string">
            <office:annotation draw:style-name="gr5" draw:text-style-name="P2" svg:width="122.26pt" svg:height="64.37pt" svg:x="437.24pt" svg:y="68.68pt" draw:caption-point-x="-11.54pt" draw:caption-point-y="-17.4pt">
              <dc:date>2018-08-21T00:00:00</dc:date>
              <text:p text:style-name="P1">1 on x for cable chain</text:p>
              <text:p text:style-name="P1">2 per side attachment on y</text:p>
              <text:p text:style-name="P1">2 for heated bed</text:p>
              <text:p text:style-name="P1"/>
            </office:annotation>
            <text:p>m6x30 ss socket screw</text:p>
          </table:table-cell>
          <table:table-cell table:style-name="ce27" office:value-type="string" calcext:value-type="string">
            <text:p><text:a xlink:href="https://www.mcmaster.com/#90128a266/=18jm3ks" xlink:type="simple">https://www.mcmaster.com/#90128a266/=18jm3ks</text:a>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23" office:value-type="float" office:value="9.14" calcext:value-type="float">
            <text:p>9.14</text:p>
          </table:table-cell>
          <table:table-cell table:style-name="ce23" office:value-type="float" office:value="50" calcext:value-type="float">
            <text:p>50</text:p>
          </table:table-cell>
          <table:table-cell table:style-name="ce12" table:formula="of:=ROUNDUP([.D5]/[.L5])" office:value-type="float" office:value="4" calcext:value-type="float">
            <text:p>4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5]*[.M5]-[.D5]" office:value-type="float" office:value="32" calcext:value-type="float">
            <text:p>32</text:p>
          </table:table-cell>
          <table:table-cell table:style-name="ce23" table:formula="of:=[.M5]*[.K5]" office:value-type="float" office:value="36.56" calcext:value-type="float">
            <text:p>36.56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6]*[.C6]" office:value-type="float" office:value="384" calcext:value-type="float">
            <text:p>384</text:p>
          </table:table-cell>
          <table:table-cell table:style-name="ce18" office:value-type="string" calcext:value-type="string">
            <text:p>m3x25 philips pan head screw</text:p>
          </table:table-cell>
          <table:table-cell table:style-name="ce27" office:value-type="string" calcext:value-type="string">
            <text:p><text:a xlink:href="https://www.mcmaster.com/#92005a130/=172lk4m" xlink:type="simple">https://www.mcmaster.com/#92005a130/=172lk4m </text:a>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23" office:value-type="float" office:value="3.28" calcext:value-type="float">
            <text:p>3.28</text:p>
          </table:table-cell>
          <table:table-cell table:style-name="ce23" office:value-type="float" office:value="100" calcext:value-type="float">
            <text:p>100</text:p>
          </table:table-cell>
          <table:table-cell table:style-name="ce12" table:formula="of:=ROUNDUP([.D6]/[.L6])" office:value-type="float" office:value="4" calcext:value-type="float">
            <text:p>4</text:p>
          </table:table-cell>
          <table:table-cell table:style-name="ce50" office:value-type="string" calcext:value-type="string">
            <text:p>n</text:p>
          </table:table-cell>
          <table:table-cell table:style-name="ce12" table:formula="of:=[.L6]*[.M6]-[.D6]" office:value-type="float" office:value="16" calcext:value-type="float">
            <text:p>16</text:p>
          </table:table-cell>
          <table:table-cell table:style-name="ce23" table:formula="of:=[.M6]*[.K6]" office:value-type="float" office:value="13.12" calcext:value-type="float">
            <text:p>13.12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11.3" calcext:value-type="float">
            <office:annotation draw:style-name="gr5" draw:text-style-name="P2" svg:width="386.99pt" svg:height="59.24pt" svg:x="121.49pt" svg:y="96.75pt" draw:caption-point-x="-11.54pt" draw:caption-point-y="-19.98pt">
              <dc:date>2018-08-21T00:00:00</dc:date>
              <text:p text:style-name="P1">length in feet</text:p>
              <text:p text:style-name="P1"/>
              <text:p text:style-name="P1">13" - [8] 14.5 + [2] 4 = 10' 4"</text:p>
              <text:p text:style-name="P1"/>
            </office:annotation>
            <text:p>11.3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7]*[.C7]" office:value-type="float" office:value="271.2" calcext:value-type="float">
            <text:p>271.2</text:p>
          </table:table-cell>
          <table:table-cell table:style-name="ce18" office:value-type="string" calcext:value-type="string">
            <office:annotation draw:style-name="gr8" draw:text-style-name="P2" svg:width="122.26pt" svg:height="111.32pt" svg:x="437.24pt" svg:y="83.48pt" draw:caption-point-x="-11.54pt" draw:caption-point-y="-6.72pt">
              <dc:date>2018-08-21T00:00:00</dc:date>
              <text:p text:style-name="P1">x axis - [2] 13-1/4" =&gt; 26.5"</text:p>
              <text:p text:style-name="P1">y axis - [4] 15.5" rods, each =&gt; 62" </text:p>
              <text:p text:style-name="P1">z axis - [2] 15.5" rods =&gt; 31"</text:p>
              <text:p text:style-name="P1">Bed - [2] 8" rods =&gt; 16"</text:p>
              <text:p text:style-name="P1">135.5 TOTAL = 11.3'</text:p>
              <text:p text:style-name="P1">5/16" = 7.94 mm</text:p>
            </office:annotation>
            <text:p>5/16" chrome rods or 8 mm rods</text:p>
          </table:table-cell>
          <table:table-cell table:style-name="ce27" office:value-type="string" calcext:value-type="string">
            <office:annotation draw:style-name="gr5" draw:text-style-name="P2" svg:width="69.76pt" svg:height="99.58pt" svg:x="508.48pt" svg:y="76.59pt" draw:caption-point-x="-11.54pt" draw:caption-point-y="0.17pt">
              <dc:date>2018-08-21T00:00:00</dc:date>
              <text:p text:style-name="P1">8 mm is 2x as expensive as 5/16"</text:p>
              <text:p text:style-name="P1"/>
              <text:p text:style-name="P1">Got a sample of 12L14 steel as well</text:p>
              <text:p text:style-name="P1"/>
            </office:annotation>
            <text:p><text:a xlink:href="https://www.mcmaster.com/#8938k315/=18jmk5w" xlink:type="simple">https://www.mcmaster.com/#8938k315/=18jmk5w</text:a></text:p>
          </table:table-cell>
          <table:table-cell table:style-name="ce32" office:value-type="string" calcext:value-type="string">
            <text:p><text:a xlink:href="https://www.mcmaster.com/#5544t272/=18jmatp" xlink:type="simple">https://www.mcmaster.com/#5544t272/=18jmatp</text:a></text:p>
          </table:table-cell>
          <table:table-cell table:style-name="ce40"/>
          <table:table-cell table:style-name="ce43"/>
          <table:table-cell table:style-name="ce46"/>
          <table:table-cell table:style-name="ce23" office:value-type="float" office:value="11.74" calcext:value-type="float">
            <text:p>11.74</text:p>
          </table:table-cell>
          <table:table-cell table:style-name="ce23" office:value-type="float" office:value="6" calcext:value-type="float">
            <text:p>6</text:p>
          </table:table-cell>
          <table:table-cell table:style-name="ce12" office:value-type="float" office:value="48" calcext:value-type="float">
            <text:p>48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7]*[.M7]-[.D7]" office:value-type="float" office:value="16.8" calcext:value-type="float">
            <office:annotation draw:style-name="gr3" draw:text-style-name="P2" svg:width="95.24pt" svg:height="33.73pt" svg:x="793.5pt" svg:y="96.75pt" draw:caption-point-x="-11.54pt" draw:caption-point-y="-19.98pt">
              <dc:date>2018-08-21T00:00:00</dc:date>
              <text:p text:style-name="P1">in feet</text:p>
              <text:p text:style-name="P1"/>
            </office:annotation>
            <text:p>16.8</text:p>
          </table:table-cell>
          <table:table-cell table:style-name="ce23" table:formula="of:=[.M7]*[.K7]" office:value-type="float" office:value="563.52" calcext:value-type="float">
            <text:p>563.52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[.B8]*[.C8]" office:value-type="float" office:value="24" calcext:value-type="float">
            <text:p>24</text:p>
          </table:table-cell>
          <table:table-cell table:style-name="ce19" office:value-type="string" calcext:value-type="string">
            <text:p>PEI surface, 8"x8"</text:p>
          </table:table-cell>
          <table:table-cell table:style-name="ce27" office:value-type="string" calcext:value-type="string">
            <office:annotation draw:style-name="gr9" draw:text-style-name="P2" svg:width="69.76pt" svg:height="64.37pt" svg:x="508.48pt" svg:y="87.82pt" draw:caption-point-x="-11.54pt" draw:caption-point-y="1.7pt">
              <dc:date>2018-08-21T00:00:00</dc:date>
              <text:p text:style-name="P1">Total from Mcmaster is 1200.81 including $60 shipping.</text:p>
            </office:annotation>
            <text:p><text:a xlink:href="https://www.mcmaster.com/#8685k42/=1736cc4" xlink:type="simple">https://www.mcmaster.com/#8685k42/=1736cc4</text:a>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 office:value-type="float" office:value="36.76" calcext:value-type="float">
            <text:p>36.76</text:p>
          </table:table-cell>
          <table:table-cell table:style-name="ce23" office:value-type="float" office:value="3" calcext:value-type="float">
            <text:p>3</text:p>
          </table:table-cell>
          <table:table-cell table:style-name="ce12" table:formula="of:=ROUNDUP([.D8]/[.L8])" office:value-type="float" office:value="8" calcext:value-type="float">
            <text:p>8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8]*[.M8]-[.D8]" office:value-type="float" office:value="0" calcext:value-type="float">
            <text:p>0</text:p>
          </table:table-cell>
          <table:table-cell table:style-name="ce23" table:formula="of:=[.M8]*[.K8]" office:value-type="float" office:value="294.08" calcext:value-type="float">
            <text:p>294.08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9]*[.C9]" office:value-type="float" office:value="96" calcext:value-type="float">
            <text:p>96</text:p>
          </table:table-cell>
          <table:table-cell table:style-name="ce18" office:value-type="string" calcext:value-type="string">
            <office:annotation draw:style-name="gr3" draw:text-style-name="P2" svg:width="122.26pt" svg:height="33.73pt" svg:x="437.24pt" svg:y="122.26pt" draw:caption-point-x="-11.54pt" draw:caption-point-y="-19.98pt">
              <dc:date>2018-08-21T00:00:00</dc:date>
              <text:p text:style-name="P1">.5 Nm = 71 oz in</text:p>
              <text:p text:style-name="P1"/>
            </office:annotation>
            <text:p>nema 17, 72 oz in stepper motors</text:p>
          </table:table-cell>
          <table:table-cell table:style-name="ce27" office:value-type="string" calcext:value-type="string">
            <text:p><text:a xlink:href="http://www.ebay.com/itm/5-x-Stepper-motor-NEMA-17-76-oz-in-CNC-MILL-ROBOT-REPRAP-MAKERBOT-GT2-2mm-P4V-/111005363513?hash=item19d86f6d39:g:7nkAAOSwu1VW6vwm" xlink:type="simple">http://www.ebay.com/itm/5-x-Stepper-motor-NEMA-17-76-oz-in-CNC-MILL-ROBOT-REPRAP-MAKERBOT-GT2-2mm-P4V-/111005363513?hash=item19d86f6d39:g:7nkAAOSwu1VW6vwm</text:a></text:p>
          </table:table-cell>
          <table:table-cell table:style-name="ce32" office:value-type="string" calcext:value-type="string">
            <text:p><text:a xlink:href="https://www.aliexpress.com/item/CE-certification-78-oz-in-4-lead-Nema17-Stepper-Motor-42-motor-Nema-17-motor-42BYGH/32772897280.html?spm=2114.01010208.3.39.JYIJZO&amp;ws_ab_test=searchweb0_0,searchweb201602_1_10065_10130_10068_10136_10137_10138_10060_10062_10141_10056_10055_10054_10059_10099_129_10103_10102_10096_10148_10147_10052_10053_10050_10107_10142_10051_10143_10084_10083_10119_10080_10082_10081_10110_10111_10112_10113_10114_10078_10079_10073_10070_10123_10120_10124,searchweb201603_1,afswitch_1_afChannel,ppcSwitch_5,single_sort_0_default&amp;btsid=4c40bc90-03b3-4e6c-bcdf-7a51df69aeb9&amp;algo_expid=ea0c9300-88a3-4dfb-9f8b-3928e011e53b-7&amp;algo_pvid=ea0c9300-88a3-4dfb-9f8b-3928e011e53b" xlink:type="simple">https://www.aliexpress.com/item/CE-certification-78-oz-in-4-lead-Nema17-Stepper-Motor-42-motor-Nema-17-motor-42BYGH/32772897280.html?spm=2114.01010208.3.39.JYIJZO&amp;ws_ab_test=searchweb0_0,searchweb201602_1_10065_10130_10068_10136_10137_10138_10060_10062_10141_10056_10055_10054_10059_10099_129_10103_10102_10096_10148_10147_10052_10053_10050_10107_10142_10051_10143_10084_10083_10119_10080_10082_10081_10110_10111_10112_10113_10114_10078_10079_10073_10070_10123_10120_10124,searchweb201603_1,afswitch_1_afChannel,ppcSwitch_5,single_sort_0_default&amp;btsid=4c40bc90-03b3-4e6c-bcdf-7a51df69aeb9&amp;algo_expid=ea0c9300-88a3-4dfb-9f8b-3928e011e53b-7&amp;algo_pvid=ea0c9300-88a3-4dfb-9f8b-3928e011e53b</text:a></text:p>
          </table:table-cell>
          <table:table-cell table:style-name="ce39"/>
          <table:table-cell table:style-name="ce43"/>
          <table:table-cell table:style-name="ce46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" calcext:value-type="float">
            <text:p>5</text:p>
          </table:table-cell>
          <table:table-cell table:style-name="ce12" table:formula="of:=ROUNDUP([.D9]/[.L9])" office:value-type="float" office:value="20" calcext:value-type="float">
            <text:p>20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9]*[.M9]-[.D9]" office:value-type="float" office:value="4" calcext:value-type="float">
            <text:p>4</text:p>
          </table:table-cell>
          <table:table-cell table:style-name="ce23" table:formula="of:=[.M9]*[.K9]" office:value-type="float" office:value="800" calcext:value-type="float">
            <text:p>800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10]*[.C10]" office:value-type="float" office:value="384" calcext:value-type="float">
            <text:p>384</text:p>
          </table:table-cell>
          <table:table-cell table:style-name="ce18" office:value-type="string" calcext:value-type="string">
            <text:p>8 mm linear bearing</text:p>
          </table:table-cell>
          <table:table-cell table:style-name="ce27" office:value-type="string" calcext:value-type="string">
            <text:p><text:a xlink:href="http://www.ebay.com/itm/100pcs-LM8UU-8mm-Linear-Ball-Bearing-for-use-with-REPRAP-3D-and-CNC-/331007080257?hash=item4d118f3741:g:TgoAAMXQtRxSH86b" xlink:type="simple">http://www.ebay.com/itm/100pcs-LM8UU-8mm-Linear-Ball-Bearing-for-use-with-REPRAP-3D-and-CNC-/331007080257?hash=item4d118f3741:g:TgoAAMXQtRxSH86b</text:a>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23" office:value-type="float" office:value="50.99" calcext:value-type="float">
            <text:p>50.99</text:p>
          </table:table-cell>
          <table:table-cell table:style-name="ce23" office:value-type="float" office:value="100" calcext:value-type="float">
            <text:p>100</text:p>
          </table:table-cell>
          <table:table-cell table:style-name="ce12" table:formula="of:=ROUNDUP([.D10]/[.L10])" office:value-type="float" office:value="4" calcext:value-type="float">
            <text:p>4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10]*[.M10]-[.D10]" office:value-type="float" office:value="16" calcext:value-type="float">
            <text:p>16</text:p>
          </table:table-cell>
          <table:table-cell table:style-name="ce23" table:formula="of:=[.M10]*[.K10]" office:value-type="float" office:value="203.96" calcext:value-type="float">
            <text:p>203.96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124" calcext:value-type="float">
            <office:annotation draw:style-name="gr10" draw:text-style-name="P2" svg:width="386.99pt" svg:height="33.76pt" svg:x="121.49pt" svg:y="147.74pt" draw:caption-point-x="-11.54pt" draw:caption-point-y="-19.98pt">
              <dc:date>2018-08-21T00:00:00</dc:date>
              <text:p text:style-name="P1">inches</text:p>
              <text:p text:style-name="P1"/>
            </office:annotation>
            <text:p>124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11]*[.C11]" office:value-type="float" office:value="2976" calcext:value-type="float">
            <text:p>2976</text:p>
          </table:table-cell>
          <table:table-cell table:style-name="ce18" office:value-type="string" calcext:value-type="string">
            <office:annotation draw:style-name="gr2" draw:text-style-name="P2" svg:width="122.26pt" svg:height="72pt" svg:x="437.24pt" svg:y="147.74pt" draw:caption-point-x="-11.54pt" draw:caption-point-y="-19.98pt">
              <dc:date>2018-08-21T00:00:00</dc:date>
              <text:p text:style-name="P1">x=&gt; 25"</text:p>
              <text:p text:style-name="P1">y=&gt; 29x2 =&gt; 58"</text:p>
              <text:p text:style-name="P1">z=&gt; 29"</text:p>
              <text:p text:style-name="P1">3" extra on each =&gt; +12"</text:p>
              <text:p text:style-name="P1">TOTAL: 124"</text:p>
            </office:annotation>
            <text:p>GT2 belt, 6mm wide</text:p>
          </table:table-cell>
          <table:table-cell table:style-name="ce27" office:value-type="string" calcext:value-type="string">
            <text:p><text:a xlink:href="https://www.amazon.com/Witbot-Meters-Width-Timing-Printer/dp/B01MRVXQ3Y/ref=sr_1_4?ie=UTF8&amp;qid=1491535651&amp;sr=8-4&amp;keywords=10+m+gt2+belt" xlink:type="simple">https://www.amazon.com/Witbot-Meters-Width-Timing-Printer/dp/B01MRVXQ3Y/ref=sr_1_4?ie=UTF8&amp;qid=1491535651&amp;sr=8-4&amp;keywords=10+m+gt2+belt</text:a></text:p>
          </table:table-cell>
          <table:table-cell table:style-name="ce32" office:value-type="string" calcext:value-type="string">
            <text:p><text:a xlink:href="https://www.amazon.com/Witbot-Meters-Width-Timing-Printer/dp/B01MRVXQ3Y/ref=sr_1_4?ie=UTF8&amp;qid=1491535651&amp;sr=8-4&amp;keywords=10+m+gt2+belt" xlink:type="simple">https://www.amazon.com/Witbot-Meters-Width-Timing-Printer/dp/B01MRVXQ3Y/ref=sr_1_4?ie=UTF8&amp;qid=1491535651&amp;sr=8-4&amp;keywords=10+m+gt2+belt</text:a></text:p>
          </table:table-cell>
          <table:table-cell table:style-name="ce40"/>
          <table:table-cell table:style-name="ce43"/>
          <table:table-cell table:style-name="ce46"/>
          <table:table-cell table:style-name="ce23" office:value-type="float" office:value="11.58" calcext:value-type="float">
            <text:p>11.58</text:p>
          </table:table-cell>
          <table:table-cell table:style-name="ce23" office:value-type="float" office:value="396" calcext:value-type="float">
            <text:p>396</text:p>
          </table:table-cell>
          <table:table-cell table:style-name="ce12" table:formula="of:=ROUNDUP([.D11]/[.L11])" office:value-type="float" office:value="8" calcext:value-type="float">
            <text:p>8</text:p>
          </table:table-cell>
          <table:table-cell table:style-name="ce50" office:value-type="string" calcext:value-type="string">
            <text:p>n</text:p>
          </table:table-cell>
          <table:table-cell table:style-name="ce12" table:formula="of:=[.L11]*[.M11]-[.D11]" office:value-type="float" office:value="192" calcext:value-type="float">
            <text:p>192</text:p>
          </table:table-cell>
          <table:table-cell table:style-name="ce23" table:formula="of:=[.M11]*[.K11]" office:value-type="float" office:value="92.64" calcext:value-type="float">
            <text:p>92.64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12]*[.C12]" office:value-type="float" office:value="96" calcext:value-type="float">
            <text:p>96</text:p>
          </table:table-cell>
          <table:table-cell table:style-name="ce18" office:value-type="string" calcext:value-type="string">
            <text:p>GT2 pulley, 5mm bore, 6mm wide, 20 teeth</text:p>
          </table:table-cell>
          <table:table-cell table:style-name="ce27" office:value-type="string" calcext:value-type="string">
            <text:p><text:a xlink:href="https://www.amazon.com/gp/product/B01MCZ0AQS/ref=oh_aui_search_detailpage?ie=UTF8&amp;psc=1" xlink:type="simple">https://www.amazon.com/gp/product/B01MCZ0AQS/ref=oh_aui_search_detailpage?ie=UTF8&amp;psc=1</text:a></text:p>
          </table:table-cell>
          <table:table-cell table:style-name="ce34" office:value-type="string" calcext:value-type="string">
            <text:p><text:a xlink:href="https://www.amazon.com/Happisland-Timing-Aluminum-20Teeth-Printer/dp/B06XPLFQ24/ref=sr_1_15?ie=UTF8&amp;qid=1491535744&amp;sr=8-15&amp;keywords=gt2+pulley+20+pcs" xlink:type="simple">https://www.amazon.com/Happisland-Timing-Aluminum-20Teeth-Printer/dp/B06XPLFQ24/ref=sr_1_15?ie=UTF8&amp;qid=1491535744&amp;sr=8-15&amp;keywords=gt2+pulley+20+pcs</text:a></text:p>
          </table:table-cell>
          <table:table-cell table:style-name="ce39"/>
          <table:table-cell table:style-name="ce43"/>
          <table:table-cell table:style-name="ce46"/>
          <table:table-cell table:style-name="ce23" office:value-type="float" office:value="9.99" calcext:value-type="float">
            <text:p>9.99</text:p>
          </table:table-cell>
          <table:table-cell table:style-name="ce23" office:value-type="float" office:value="10" calcext:value-type="float">
            <text:p>10</text:p>
          </table:table-cell>
          <table:table-cell table:style-name="ce12" table:formula="of:=ROUNDUP([.D12]/[.L12])" office:value-type="float" office:value="10" calcext:value-type="float">
            <text:p>10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12]*[.M12]-[.D12]" office:value-type="float" office:value="4" calcext:value-type="float">
            <text:p>4</text:p>
          </table:table-cell>
          <table:table-cell table:style-name="ce23" table:formula="of:=[.M12]*[.K12]" office:value-type="float" office:value="99.9" calcext:value-type="float">
            <text:p>99.9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13]*[.C13]" office:value-type="float" office:value="192" calcext:value-type="float">
            <text:p>192</text:p>
          </table:table-cell>
          <table:table-cell table:style-name="ce18" office:value-type="string" calcext:value-type="string">
            <text:p>m6x12x4 flanged bearing</text:p>
          </table:table-cell>
          <table:table-cell table:style-name="ce27" office:value-type="string" calcext:value-type="string">
            <office:annotation draw:style-name="gr5" draw:text-style-name="P2" svg:width="69.76pt" svg:height="146.52pt" svg:x="508.48pt" svg:y="129.63pt" draw:caption-point-x="-11.54pt" draw:caption-point-y="23.64pt">
              <dc:date>2018-08-21T00:00:00</dc:date>
              <text:p text:style-name="P1">Got a backup of plain bearing for a printed snap-on flange - http://www.ebay.com/itm/182519711043</text:p>
              <text:p text:style-name="P1"/>
              <text:p text:style-name="P1"/>
              <text:p text:style-name="P1"/>
            </office:annotation>
            <text:p><text:a xlink:href="http://www.ebay.com/itm/25-PCS-MF126ZZ-6x12x4-mm-Metal-Shielded-FLANGED-Ball-Bearing-Bearings-MF126z-/291210701733?hash=item43cd82aba5:g:-IkAAOSwGvhT4kdr#shpCntId" xlink:type="simple">http://www.ebay.com/itm/25-PCS-MF126ZZ-6x12x4-mm-Metal-Shielded-FLANGED-Ball-Bearing-Bearings-MF126z-/291210701733?hash=item43cd82aba5:g:-IkAAOSwGvhT4kdr#shpCntId</text:a></text:p>
          </table:table-cell>
          <table:table-cell table:style-name="ce35" office:value-type="string" calcext:value-type="string">
            <office:annotation draw:style-name="gr3" draw:text-style-name="P2" svg:width="98.25pt" svg:height="40.9pt" svg:x="525.74pt" svg:y="169.68pt" draw:caption-point-x="-11.54pt" draw:caption-point-y="-16.41pt">
              <dc:date>2018-08-21T00:00:00</dc:date>
              <text:p text:style-name="P1">Got 4 of these for 71.72 total</text:p>
              <text:p text:style-name="P1"/>
            </office:annotation>
            <text:p><text:a xlink:href="http://www.ebay.com/itm/50-6-x-12-x-4mm-MF126zz-Shielded-Flanged-Model-Ball-Flange-Bearing-6-12-4-/182619990557?hash=item2a84ffea1d#shpCntId" xlink:type="simple">http://www.ebay.com/itm/50-6-x-12-x-4mm-MF126zz-Shielded-Flanged-Model-Ball-Flange-Bearing-6-12-4-/182619990557?hash=item2a84ffea1d#shpCntId</text:a></text:p>
          </table:table-cell>
          <table:table-cell table:style-name="ce39"/>
          <table:table-cell table:style-name="ce43"/>
          <table:table-cell table:style-name="ce46"/>
          <table:table-cell table:style-name="ce23" office:value-type="float" office:value="16.01" calcext:value-type="float">
            <text:p>16.01</text:p>
          </table:table-cell>
          <table:table-cell table:style-name="ce23" office:value-type="float" office:value="25" calcext:value-type="float">
            <text:p>25</text:p>
          </table:table-cell>
          <table:table-cell table:style-name="ce12" table:formula="of:=ROUNDUP([.D13]/[.L13])" office:value-type="float" office:value="8" calcext:value-type="float">
            <text:p>8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13]*[.M13]-[.D13]" office:value-type="float" office:value="8" calcext:value-type="float">
            <text:p>8</text:p>
          </table:table-cell>
          <table:table-cell table:style-name="ce23" office:value-type="float" office:value="122" calcext:value-type="float">
            <text:p>122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14]*[.C14]" office:value-type="float" office:value="1680" calcext:value-type="float">
            <text:p>1680</text:p>
          </table:table-cell>
          <table:table-cell table:style-name="ce18" office:value-type="string" calcext:value-type="string">
            <office:annotation draw:style-name="gr11" draw:text-style-name="P2" svg:width="122.26pt" svg:height="146.52pt" svg:x="437.24pt" svg:y="174.25pt" draw:caption-point-x="-11.54pt" draw:caption-point-y="-8.22pt">
              <dc:date>2018-08-21T00:00:00</dc:date>
              <text:p text:style-name="P1">x - 6 for quick tool mount</text:p>
              <text:p text:style-name="P1">x - 6 for extruder mounting</text:p>
              <text:p text:style-name="P1">y - 11 to frame ea =&gt; 22</text:p>
              <text:p text:style-name="P1">z - 11 to frame</text:p>
              <text:p text:style-name="P1">2 end stops - 4 ea =&gt; 8</text:p>
              <text:p text:style-name="P1">cable chain =&gt; 4</text:p>
              <text:p text:style-name="P1">ps + controller - 3 + 2 =&gt; 5</text:p>
              <text:p text:style-name="P1">Parallel correction on y =&gt; 8</text:p>
              <text:p text:style-name="P1"/>
            </office:annotation>
            <text:p>3x12mm N52 magnets</text:p>
          </table:table-cell>
          <table:table-cell table:style-name="ce27" office:value-type="string" calcext:value-type="string">
            <text:p><text:a xlink:href="http://www.ebay.com/itm/LOT-N50-N35-12X3mm-Strong-Ring-Disc-Magnet-Round-Hole-4mm-Rare-Earth-Neodymium-/262950850500?var=&amp;hash=item3d39178fc4:m:mZ_TGv3NlyiJYF-53bpHNTQ" xlink:type="simple">http://www.ebay.com/itm/LOT-N50-N35-12X3mm-Strong-Ring-Disc-Magnet-Round-Hole-4mm-Rare-Earth-Neodymium-/262950850500?var=&amp;hash=item3d39178fc4:m:mZ_TGv3NlyiJYF-53bpHNTQ</text:a></text:p>
          </table:table-cell>
          <table:table-cell table:style-name="ce35" office:value-type="string" calcext:value-type="string">
            <office:annotation draw:style-name="gr5" draw:text-style-name="P2" svg:width="98.25pt" svg:height="76.11pt" svg:x="525.74pt" svg:y="177.59pt" draw:caption-point-x="-11.54pt" draw:caption-point-y="-11.57pt">
              <dc:date>2018-08-21T00:00:00</dc:date>
              <text:p text:style-name="P1">Got these for the next workshop</text:p>
              <text:p text:style-name="P1"/>
              <text:p text:style-name="P1">11.29 for<text:tab/>100<text:tab/>= 191.93 tot</text:p>
              <text:p text:style-name="P1"/>
            </office:annotation>
            <text:p><text:a xlink:href="http://www.ebay.com/itm/Strong-Neodymium-Disc-Super-Strong-Rare-Earth-N50-Fridge-Magnets-Wholesales/272428421350?_trksid=p2385738.c100677.m4598&amp;_trkparms=aid%3D222007%26algo%3DSIC.MBE%26ao%3D1%26asc%3D20160908110712%26meid%3D4dc2e3c15e0e436fbb6cb8aaff4a70bd%26pid%3D100677%26rk%3D3%26rkt%3D37%26sd%3D222263882734" xlink:type="simple">http://www.ebay.com/itm/Strong-Neodymium-Disc-Super-Strong-Rare-Earth-N50-Fridge-Magnets-Wholesales/272428421350?_trksid=p2385738.c100677.m4598&amp;_trkparms=aid%3D222007%26algo%3DSIC.MBE%26ao%3D1%26asc%3D20160908110712%26meid%3D4dc2e3c15e0e436fbb6cb8aaff4a70bd%26pid%3D100677%26rk%3D3%26rkt%3D37%26sd%3D222263882734 </text:a></text:p>
          </table:table-cell>
          <table:table-cell table:style-name="ce39"/>
          <table:table-cell table:style-name="ce43"/>
          <table:table-cell table:style-name="ce46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000" calcext:value-type="float">
            <text:p>1000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14]*[.M14]-[.D14]" office:value-type="float" office:value="-680" calcext:value-type="float">
            <text:p>-680</text:p>
          </table:table-cell>
          <table:table-cell table:style-name="ce23" table:formula="of:=[.M14]*[.K14]" office:value-type="float" office:value="180" calcext:value-type="float">
            <text:p>180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4" office:value-type="string" calcext:value-type="string">
            <text:p>12b</text:p>
          </table:table-cell>
          <table:table-cell table:style-name="ce7" table:number-columns-repeated="3"/>
          <table:table-cell table:style-name="ce18"/>
          <table:table-cell table:style-name="ce27" office:value-type="string" calcext:value-type="string">
            <text:p><text:a xlink:href="http://www.ebay.com/itm/LOT-N50-N35-12X3mm-Strong-Ring-Disc-Magnet-Round-Hole-4mm-Rare-Earth-Neodymium/262950850500?ssPageName=STRK%3AMEBIDX%3AIT&amp;var=561956732535&amp;_trksid=p2060353.m2749.l2649" xlink:type="simple">http://www.ebay.com/itm/LOT-N50-N35-12X3mm-Strong-Ring-Disc-Magnet-Round-Hole-4mm-Rare-Earth-Neodymium/262950850500?ssPageName=STRK%3AMEBIDX%3AIT&amp;var=561956732535&amp;_trksid=p2060353.m2749.l2649</text:a>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1000" calcext:value-type="float">
            <text:p>1000</text:p>
          </table:table-cell>
          <table:table-cell table:style-name="ce12" office:value-type="float" office:value="1" calcext:value-type="float">
            <text:p>1</text:p>
          </table:table-cell>
          <table:table-cell table:style-name="ce50"/>
          <table:table-cell table:style-name="ce12"/>
          <table:table-cell table:style-name="ce23" table:formula="of:=[.M15]*[.K15]" office:value-type="float" office:value="119" calcext:value-type="float">
            <text:p>119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B16]*[.C16]" office:value-type="float" office:value="24" calcext:value-type="float">
            <text:p>24</text:p>
          </table:table-cell>
          <table:table-cell table:style-name="ce18" office:value-type="string" calcext:value-type="string">
            <office:annotation draw:style-name="gr1" draw:text-style-name="P2" svg:width="122.26pt" svg:height="52.64pt" svg:x="437.24pt" svg:y="208.43pt" draw:caption-point-x="-11.54pt" draw:caption-point-y="-16.92pt">
              <dc:date>2018-08-21T00:00:00</dc:date>
              <text:p text:style-name="P1">See </text:p>
              <text:p text:style-name="P1">http://opensourceecology.org/wiki/D3D_Frame</text:p>
              <text:p text:style-name="P1"/>
            </office:annotation>
            <text:p>frame</text:p>
          </table:table-cell>
          <table:table-cell table:style-name="ce28" office:value-type="string" calcext:value-type="string">
            <text:p>Seaman and Schuske, St. Joseph, MO USA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23" office:value-type="float" office:value="50" calcext:value-type="float">
            <office:annotation draw:style-name="gr7" draw:text-style-name="P2" svg:width="169.51pt" svg:height="21pt" svg:x="623.99pt" svg:y="211.49pt" draw:caption-point-x="-11.54pt" draw:caption-point-y="-19.98pt">
              <dc:date>2018-08-21T00:00:00</dc:date>
              <text:p text:style-name="P1">Average price over 4 frame sizes</text:p>
            </office:annotation>
            <text:p>50</text:p>
          </table:table-cell>
          <table:table-cell table:style-name="ce23" office:value-type="float" office:value="1" calcext:value-type="float">
            <text:p>1</text:p>
          </table:table-cell>
          <table:table-cell table:style-name="ce12" table:formula="of:=ROUNDUP([.D16]/[.L16])" office:value-type="string" office:string-value="24" calcext:value-type="string">
            <text:p>24</text:p>
          </table:table-cell>
          <table:table-cell table:style-name="ce50" office:value-type="string" calcext:value-type="string">
            <text:p>n</text:p>
          </table:table-cell>
          <table:table-cell table:style-name="ce12" table:formula="of:=[.L16]*[.M16]-[.D16]" office:value-type="string" office:string-value="0" calcext:value-type="string">
            <text:p>0</text:p>
          </table:table-cell>
          <table:table-cell table:style-name="ce23" table:formula="of:=[.M16]*[.K16]" office:value-type="float" office:value="1200" calcext:value-type="float">
            <text:p>1200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10" table:formula="of:=[.B17]*[.C17]" office:value-type="float" office:value="24" calcext:value-type="float">
            <text:p>24</text:p>
          </table:table-cell>
          <table:table-cell table:style-name="ce20" office:value-type="string" calcext:value-type="string">
            <office:annotation draw:style-name="gr3" draw:text-style-name="P2" svg:width="122.26pt" svg:height="33.73pt" svg:x="437.24pt" svg:y="224.25pt" draw:caption-point-x="-11.54pt" draw:caption-point-y="-19.98pt">
              <dc:date>2018-08-21T00:00:00</dc:date>
              <text:p text:style-name="P1">10 unique parts</text:p>
              <text:p text:style-name="P1"/>
            </office:annotation>
            <text:p>complete set of 3D Printed Parts</text:p>
          </table:table-cell>
          <table:table-cell table:style-name="ce28" office:value-type="string" calcext:value-type="string">
            <text:p>OSE RepLab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23" office:value-type="float" office:value="50" calcext:value-type="float">
            <office:annotation draw:style-name="gr3" draw:text-style-name="P2" svg:width="169.51pt" svg:height="76.11pt" svg:x="623.99pt" svg:y="203.07pt" draw:caption-point-x="-11.54pt" draw:caption-point-y="1.19pt">
              <dc:date>2018-08-21T00:00:00</dc:date>
              <text:p text:style-name="P1">Cost of all 3DP parts. Printing is approximately half materials and half labor at $20/hr labor, assuming 1.5 hrs of dedicated operator time per machine</text:p>
              <text:p text:style-name="P1"/>
            </office:annotation>
            <text:p>50</text:p>
          </table:table-cell>
          <table:table-cell table:style-name="ce23"/>
          <table:table-cell table:style-name="ce12"/>
          <table:table-cell table:style-name="ce50" office:value-type="string" calcext:value-type="string">
            <text:p>n</text:p>
          </table:table-cell>
          <table:table-cell table:style-name="ce12"/>
          <table:table-cell table:style-name="ce23" office:value-type="float" office:value="1200" calcext:value-type="float">
            <text:p>1200</text:p>
          </table:table-cell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1"/>
          <table:table-cell table:style-name="ce39"/>
          <table:table-cell table:style-name="ce43"/>
          <table:table-cell table:style-name="ce46"/>
          <table:table-cell table:style-name="ce56"/>
          <table:table-cell table:style-name="ce39"/>
          <table:table-cell table:style-name="ce46"/>
          <table:table-cell table:style-name="ce59" table:number-columns-repeated="6"/>
          <table:table-cell table:number-columns-repeated="99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[.B18]*[.C18]" office:value-type="float" office:value="24" calcext:value-type="float">
            <text:p>24</text:p>
          </table:table-cell>
          <table:table-cell table:style-name="ce19" office:value-type="string" calcext:value-type="string">
            <text:p>heated bed</text:p>
          </table:table-cell>
          <table:table-cell table:style-name="ce27" office:value-type="string" calcext:value-type="string">
            <text:p><text:a xlink:href="https://www.aliexpress.com/item/Free-shipping-3D-printer-heatbed-Heat-bed-MK3-standard-aluminum-plate-3mm-hot-bed-reprap/32434631705.html?spm=2114.search0104.8.19.h6Kqdk" xlink:type="simple">https://www.aliexpress.com/item/Free-shipping-3D-printer-heatbed-Heat-bed-MK3-standard-aluminum-plate-3mm-hot-bed-reprap/32434631705.html?spm=2114.search0104.8.19.h6Kqdk</text:a></text:p>
          </table:table-cell>
          <table:table-cell table:style-name="ce36" office:value-type="string" calcext:value-type="string">
            <text:p><text:a xlink:href="https://www.amazon.com/gp/product/B015369X80/ref=oh_aui_detailpage_o00_s00?ie=UTF8&amp;psc=1" xlink:type="simple">https://www.amazon.com/gp/product/B015369X80/ref=oh_aui_detailpage_o00_s00?ie=UTF8&amp;psc=1</text:a></text:p>
          </table:table-cell>
          <table:table-cell table:style-name="ce37" office:value-type="string" calcext:value-type="string">
            <text:p><text:a xlink:href="https://www.amazon.com/RepRap-Heatbed-Aluminum-Printer-Thermistor/dp/B00TCL9OR8/ref=pd_sbs_328_5?_encoding=UTF8&amp;pd_rd_i=B00TCL9OR8&amp;pd_rd_r=CCSARYVDR5E65CKFNT7F&amp;pd_rd_w=tbaOk&amp;pd_rd_wg=j7Bxs&amp;psc=1&amp;refRID=CCSARYVDR5E65CKFNT7F" xlink:type="simple">https://www.amazon.com/RepRap-Heatbed-Aluminum-Printer-Thermistor/dp/B00TCL9OR8/ref=pd_sbs_328_5?_encoding=UTF8&amp;pd_rd_i=B00TCL9OR8&amp;pd_rd_r=CCSARYVDR5E65CKFNT7F&amp;pd_rd_w=tbaOk&amp;pd_rd_wg=j7Bxs&amp;psc=1&amp;refRID=CCSARYVDR5E65CKFNT7F</text:a></text:p>
          </table:table-cell>
          <table:table-cell table:style-name="ce44"/>
          <table:table-cell table:style-name="ce47"/>
          <table:table-cell table:style-name="ce23" office:value-type="float" office:value="384" calcext:value-type="float">
            <text:p>384</text:p>
          </table:table-cell>
          <table:table-cell table:style-name="ce23" office:value-type="float" office:value="24" calcext:value-type="float">
            <text:p>24</text:p>
          </table:table-cell>
          <table:table-cell table:style-name="ce12" table:formula="of:=ROUNDUP([.D18]/[.L18])" office:value-type="float" office:value="1" calcext:value-type="float">
            <text:p>1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18]*[.M18]-[.D18]" office:value-type="float" office:value="0" calcext:value-type="float">
            <text:p>0</text:p>
          </table:table-cell>
          <table:table-cell table:style-name="ce23" table:formula="of:=[.M18]*[.K18]" office:value-type="float" office:value="384" calcext:value-type="float">
            <text:p>384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[.B19]*[.C19]" office:value-type="float" office:value="24" calcext:value-type="float">
            <text:p>24</text:p>
          </table:table-cell>
          <table:table-cell table:style-name="ce19" office:value-type="string" calcext:value-type="string">
            <text:p>bed thermistor - if not with bed</text:p>
          </table:table-cell>
          <table:table-cell table:style-name="ce27" office:value-type="string" calcext:value-type="string">
            <text:p><text:a xlink:href="https://www.amazon.com/dp/B01FPCMB3G?psc=1" xlink:type="simple">https://www.amazon.com/dp/B01FPCMB3G?psc=1</text:a>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 office:value-type="float" office:value="8.33" calcext:value-type="float">
            <text:p>8.33</text:p>
          </table:table-cell>
          <table:table-cell table:style-name="ce23" office:value-type="float" office:value="5" calcext:value-type="float">
            <text:p>5</text:p>
          </table:table-cell>
          <table:table-cell table:style-name="ce12" table:formula="of:=ROUNDUP([.D19]/[.L19])" office:value-type="float" office:value="5" calcext:value-type="float">
            <text:p>5</text:p>
          </table:table-cell>
          <table:table-cell table:style-name="ce50" office:value-type="string" calcext:value-type="string">
            <text:p>n</text:p>
          </table:table-cell>
          <table:table-cell table:style-name="ce12" table:formula="of:=[.L19]*[.M19]-[.D19]" office:value-type="float" office:value="1" calcext:value-type="float">
            <text:p>1</text:p>
          </table:table-cell>
          <table:table-cell table:style-name="ce23" table:formula="of:=[.M19]*[.K19]" office:value-type="float" office:value="41.65" calcext:value-type="float">
            <text:p>41.65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[.B20]*[.C20]" office:value-type="float" office:value="144" calcext:value-type="float">
            <text:p>144</text:p>
          </table:table-cell>
          <table:table-cell table:style-name="ce19" office:value-type="string" calcext:value-type="string">
            <office:annotation draw:style-name="gr10" draw:text-style-name="P2" svg:width="122.26pt" svg:height="87.85pt" svg:x="437.24pt" svg:y="235.45pt" draw:caption-point-x="-11.54pt" draw:caption-point-y="7.09pt">
              <dc:date>2018-08-21T00:00:00</dc:date>
              <text:p text:style-name="P1">Use wires also to connect RAMPS to power supply; Use 1.5m for each wire, braided works better so bed wiring is more flexible</text:p>
              <text:p text:style-name="P1"/>
            </office:annotation>
            <text:p>14 ga bed wires - if not with bed</text:p>
          </table:table-cell>
          <table:table-cell table:style-name="ce27" office:value-type="string" calcext:value-type="string">
            <text:p><text:a xlink:href="https://smile.amazon.com/gp/product/B00J36SUWC/ref=od_aui_detailpages00?ie=UTF8&amp;psc=1" xlink:type="simple">https://smile.amazon.com/gp/product/B00J36SUWC/ref=od_aui_detailpages00?ie=UTF8&amp;psc=1</text:a>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0" calcext:value-type="float">
            <text:p>100</text:p>
          </table:table-cell>
          <table:table-cell table:style-name="ce12" table:formula="of:=ROUNDUP([.D20]/[.L20])" office:value-type="float" office:value="2" calcext:value-type="float">
            <text:p>2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20]*[.M20]-[.D20]" office:value-type="float" office:value="56" calcext:value-type="float">
            <text:p>56</text:p>
          </table:table-cell>
          <table:table-cell table:style-name="ce23" table:formula="of:=[.M20]*[.K20]" office:value-type="float" office:value="32" calcext:value-type="float">
            <text:p>32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[.B21]*[.C21]" office:value-type="float" office:value="24" calcext:value-type="float">
            <text:p>24</text:p>
          </table:table-cell>
          <table:table-cell table:style-name="ce19" office:value-type="string" calcext:value-type="string">
            <office:annotation draw:style-name="gr10" draw:text-style-name="P2" svg:width="122.26pt" svg:height="146.52pt" svg:x="437.24pt" svg:y="218.86pt" draw:caption-point-x="-11.54pt" draw:caption-point-y="36.4pt">
              <dc:date>2018-08-21T00:00:00</dc:date>
              <text:p text:style-name="P1">bought extra 0.4 mm nozzles - http://www.ebay.com/itm/10PCS-Brass-0-4mm-Extruder-Nozzle-Print-Head-for-MK8-Makerbot-Reprap-3D-Printer-/132113515791?hash=item1ec294450f:g:7B0AAOSwfVpYrq8q</text:p>
              <text:p text:style-name="P1"/>
            </office:annotation>
            <text:p>extruder assembly</text:p>
          </table:table-cell>
          <table:table-cell table:style-name="ce27" office:value-type="string" calcext:value-type="string">
            <office:annotation draw:style-name="gr1" draw:text-style-name="P2" svg:width="69.76pt" svg:height="64.37pt" svg:x="508.48pt" svg:y="266.31pt" draw:caption-point-x="-11.54pt" draw:caption-point-y="-11.06pt">
              <dc:date>2018-08-21T00:00:00</dc:date>
              <text:p text:style-name="P1">Paid $21 after discount from seller.</text:p>
              <text:p text:style-name="P1"/>
              <text:p text:style-name="P1"/>
            </office:annotation>
            <text:p><text:a xlink:href="http://www.ebay.com/itm/272468455710" xlink:type="simple">http://www.ebay.com/itm/272468455710</text:a>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" calcext:value-type="float">
            <text:p>1</text:p>
          </table:table-cell>
          <table:table-cell table:style-name="ce12" table:formula="of:=ROUNDUP([.D21]/[.L21])" office:value-type="float" office:value="24" calcext:value-type="float">
            <text:p>24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21]*[.M21]-[.D21]" office:value-type="float" office:value="0" calcext:value-type="float">
            <text:p>0</text:p>
          </table:table-cell>
          <table:table-cell table:style-name="ce23" table:formula="of:=[.M21]*[.K21]" office:value-type="float" office:value="504" calcext:value-type="float">
            <text:p>504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22]*[.C22]" office:value-type="float" office:value="24" calcext:value-type="float">
            <text:p>24</text:p>
          </table:table-cell>
          <table:table-cell table:style-name="ce21" office:value-type="string" calcext:value-type="string">
            <office:annotation draw:style-name="gr7" draw:text-style-name="P2" svg:width="122.26pt" svg:height="87.85pt" svg:x="437.24pt" svg:y="254.58pt" draw:caption-point-x="-11.54pt" draw:caption-point-y="13.44pt">
              <dc:date>2018-08-21T00:00:00</dc:date>
              <text:p text:style-name="P1">see https://docs.google.com/presentation/d/1bMt2X194uzMdIY7OHXeFB-hfiEKt5HbUslcSjrCucSM/edit#slide=id.g2048a09854_0_6</text:p>
            </office:annotation>
            <text:p>inductive sensor</text:p>
          </table:table-cell>
          <table:table-cell table:style-name="ce27" office:value-type="string" calcext:value-type="string">
            <office:annotation draw:style-name="gr5" draw:text-style-name="P2" svg:width="69.76pt" svg:height="123.05pt" svg:x="508.48pt" svg:y="256.11pt" draw:caption-point-x="-11.54pt" draw:caption-point-y="11.91pt">
              <dc:date>2018-08-21T00:00:00</dc:date>
              <text:p text:style-name="P1">Ordered 24</text:p>
              <text:p text:style-name="P1"><text:s/>on 4/5/17. Says 6-13 days for delivery.</text:p>
              <text:p text:style-name="P1"/>
              <text:p text:style-name="P1">Says 7 days order processing time.</text:p>
            </office:annotation>
            <text:p><text:a xlink:href="https://www.aliexpress.com/wholesale?ltype=wholesale&amp;d=y&amp;origin=y&amp;isViewCP=y&amp;catId=0&amp;initiative_id=SB_20170405191346&amp;SearchText=5v+m12+inductive&amp;blanktest=0&amp;tc=af" xlink:type="simple">https://www.aliexpress.com/wholesale?ltype=wholesale&amp;d=y&amp;origin=y&amp;isViewCP=y&amp;catId=0&amp;initiative_id=SB_20170405191346&amp;SearchText=5v+m12+inductive&amp;blanktest=0&amp;tc=af</text:a></text:p>
          </table:table-cell>
          <table:table-cell table:style-name="ce32" office:value-type="string" calcext:value-type="string">
            <text:p><text:a xlink:href="http://www.ebay.com/itm/10pcs-New-LJ12A3-4-Z-BX-Inductive-Proximity-Sensor-Switch-NPN-DC6-36V-/371031316393?hash=item56633097a9:g:QPwAAOSw7FRWXr2Z" xlink:type="simple">http://www.ebay.com/itm/10pcs-New-LJ12A3-4-Z-BX-Inductive-Proximity-Sensor-Switch-NPN-DC6-36V-/371031316393?hash=item56633097a9:g:QPwAAOSw7FRWXr2Z</text:a></text:p>
          </table:table-cell>
          <table:table-cell table:style-name="ce40"/>
          <table:table-cell table:style-name="ce44"/>
          <table:table-cell table:style-name="ce47"/>
          <table:table-cell table:style-name="ce23" office:value-type="float" office:value="105.73" calcext:value-type="float">
            <text:p>105.73</text:p>
          </table:table-cell>
          <table:table-cell table:style-name="ce23" office:value-type="float" office:value="24" calcext:value-type="float">
            <text:p>24</text:p>
          </table:table-cell>
          <table:table-cell table:style-name="ce12" table:formula="of:=ROUNDUP([.D22]/[.L22])" office:value-type="float" office:value="1" calcext:value-type="float">
            <text:p>1</text:p>
          </table:table-cell>
          <table:table-cell table:style-name="ce50" office:value-type="string" calcext:value-type="string">
            <text:p>n</text:p>
          </table:table-cell>
          <table:table-cell table:style-name="ce12" table:formula="of:=[.L22]*[.M22]-[.D22]" office:value-type="float" office:value="0" calcext:value-type="float">
            <text:p>0</text:p>
          </table:table-cell>
          <table:table-cell table:style-name="ce23" table:formula="of:=[.M22]*[.K22]" office:value-type="float" office:value="105.73" calcext:value-type="float">
            <text:p>105.73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23]*[.C23]" office:value-type="float" office:value="48" calcext:value-type="float">
            <text:p>48</text:p>
          </table:table-cell>
          <table:table-cell table:style-name="ce21" office:value-type="string" calcext:value-type="string">
            <text:p>end stops + wires</text:p>
          </table:table-cell>
          <table:table-cell table:style-name="ce29" office:value-type="string" calcext:value-type="string">
            <text:p><text:a xlink:href="https://www.aliexpress.com/item/2pcs-lot-Endstop-Mechanical-Limit-Switches-3D-Printer-Switch-for-RAMPS-1-4-Free-Shipping-Dropshipping/1717814090.html?spm=2114.01010208.3.52.kBUcPq&amp;ws_ab_test=searchweb0_0,searchweb201602_1_10152_10065_10151_10068_10130_10136_10137_10060_10138_10155_10062_10156_10154_10056_10055_10054_10059_10099_10103_10102_10096_10148_10147_10052_10053_10142_10107_10050_10051_10084_10083_10080_10082_10081_10178_10110_10111_10112_10113_10114_10181_10033_10032_10078_10079_10077_10073_10070_10123_10124,searchweb201603_1,ppcSwitch_5&amp;btsid=7ac1abfe-d8eb-45f4-afd5-5b89381e1e4a&amp;algo_expid=52604fa9-af4b-4975-b375-143e32768dc5-6&amp;algo_pvid=52604fa9-af4b-4975-b375-143e32768dc6" xlink:type="simple">https://www.aliexpress.com/item/2pcs-lot-Endstop-Mechanical-Limit-Switches-3D-Printer-Switch-for-RAMPS-1-4-Free-Shipping-Dropshipping/1717814090.html?spm=2114.01010208.3.52.kBUcPq&amp;ws_ab_test=searchweb0_0,searchweb201602_1_10152_10065_10151_10068_10130_10136_10137_10060_10138_10155_10062_10156_10154_10056_10055_10054_10059_10099_10103_10102_10096_10148_10147_10052_10053_10142_10107_10050_10051_10084_10083_10080_10082_10081_10178_10110_10111_10112_10113_10114_10181_10033_10032_10078_10079_10077_10073_10070_10123_10124,searchweb201603_1,ppcSwitch_5&amp;btsid=7ac1abfe-d8eb-45f4-afd5-5b89381e1e4a&amp;algo_expid=52604fa9-af4b-4975-b375-143e32768dc5-6&amp;algo_pvid=52604fa9-af4b-4975-b375-143e32768dc6 </text:a></text:p>
          </table:table-cell>
          <table:table-cell table:style-name="ce37" office:value-type="string" calcext:value-type="string">
            <text:p><text:a xlink:href="https://www.amazon.com/CTYRZCH-Mechanical-Endstop-Switch-Printer/dp/B01NBR3V4C/ref=sr_1_4?ie=UTF8&amp;qid=1491538822&amp;sr=8-4&amp;keywords=3d+printer+end+stops" xlink:type="simple">https://www.amazon.com/CTYRZCH-Mechanical-Endstop-Switch-Printer/dp/B01NBR3V4C/ref=sr_1_4?ie=UTF8&amp;qid=1491538822&amp;sr=8-4&amp;keywords=3d+printer+end+stops</text:a></text:p>
          </table:table-cell>
          <table:table-cell table:style-name="ce41" office:value-type="string" calcext:value-type="string">
            <text:p>https://www.aliexpress.com/item/2pcs-lot-Endstop-Mechanical-Limit-Switches-3D-Printer-Switch-for-RAMPS-1-4-Free-Shipping-Dropshipping/1717814090.html?spm=2114.01010208.3.52.kBUcPq&amp;ws_ab_test=searchweb0_0,searchweb201602_1_10152_10065_10151_10068_10130_10136_10137_10060_10138_10155_10062_10156_10154_10056_10055_10054_10059_10099_10103_10102_10096_10148_10147_10052_10053_10142_10107_10050_10051_10084_10083_10080_10082_10081_10178_10110_10111_10112_10113_10114_10181_10033_10032_10078_10079_10077_10073_10070_10123_10124,searchweb201603_1,ppcSwitch_5&amp;btsid=7ac1abfe-d8eb-45f4-afd5-5b89381e1e4a&amp;algo_expid=52604fa9-af4b-4975-b375-143e32768dc5-6&amp;algo_pvid=52604fa9-af4b-4975-b375-143e32768dc6</text:p>
          </table:table-cell>
          <table:table-cell table:style-name="ce44"/>
          <table:table-cell table:style-name="ce47"/>
          <table:table-cell table:style-name="ce23" office:value-type="float" office:value="51.69" calcext:value-type="float">
            <text:p>51.69</text:p>
          </table:table-cell>
          <table:table-cell table:style-name="ce23" office:value-type="float" office:value="50" calcext:value-type="float">
            <text:p>50</text:p>
          </table:table-cell>
          <table:table-cell table:style-name="ce12" table:formula="of:=ROUNDUP([.D23]/[.L23])" office:value-type="float" office:value="1" calcext:value-type="float">
            <text:p>1</text:p>
          </table:table-cell>
          <table:table-cell table:style-name="ce51" office:value-type="string" calcext:value-type="string">
            <text:p>n</text:p>
          </table:table-cell>
          <table:table-cell table:style-name="ce12" table:formula="of:=[.L23]*[.M23]-[.D23]" office:value-type="float" office:value="2" calcext:value-type="float">
            <text:p>2</text:p>
          </table:table-cell>
          <table:table-cell table:style-name="ce23" table:formula="of:=[.M23]*[.K23]" office:value-type="float" office:value="51.69" calcext:value-type="float">
            <text:p>51.69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24]*[.C24]" office:value-type="float" office:value="120" calcext:value-type="float">
            <text:p>120</text:p>
          </table:table-cell>
          <table:table-cell table:style-name="ce21" office:value-type="string" calcext:value-type="string">
            <text:p>stepper motor wires</text:p>
          </table:table-cell>
          <table:table-cell table:style-name="ce27" office:value-type="string" calcext:value-type="string">
            <text:p><text:a xlink:href="http://www.ebay.com/itm/252834678909" xlink:type="simple">http://www.ebay.com/itm/252834678909</text:a>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 office:value-type="float" office:value="115.66" calcext:value-type="float">
            <text:p>115.66</text:p>
          </table:table-cell>
          <table:table-cell table:style-name="ce23" office:value-type="float" office:value="120" calcext:value-type="float">
            <text:p>120</text:p>
          </table:table-cell>
          <table:table-cell table:style-name="ce12" table:formula="of:=ROUNDUP([.D24]/[.L24])" office:value-type="float" office:value="1" calcext:value-type="float">
            <text:p>1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24]*[.M24]-[.D24]" office:value-type="float" office:value="0" calcext:value-type="float">
            <text:p>0</text:p>
          </table:table-cell>
          <table:table-cell table:style-name="ce23" table:formula="of:=[.M24]*[.K24]" office:value-type="float" office:value="115.66" calcext:value-type="float">
            <text:p>115.66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25]*[.C25]" office:value-type="float" office:value="24" calcext:value-type="float">
            <text:p>24</text:p>
          </table:table-cell>
          <table:table-cell table:style-name="ce21" office:value-type="string" calcext:value-type="string">
            <text:p>30A 12V power supply</text:p>
          </table:table-cell>
          <table:table-cell table:style-name="ce27" office:value-type="string" calcext:value-type="string">
            <text:p><text:a xlink:href="https://www.amazon.com/BMOUO-Universal-Regulated-Switching-Computer/dp/B01EWG6YT8/ref=sr_1_2?ie=UTF8&amp;qid=1491447649&amp;sr=8-2&amp;keywords=30A+12+v+power+supply" xlink:type="simple">https://www.amazon.com/BMOUO-Universal-Regulated-Switching-Computer/dp/B01EWG6YT8/ref=sr_1_2?ie=UTF8&amp;qid=1491447649&amp;sr=8-2&amp;keywords=30A+12+v+power+supply</text:a>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 office:value-type="float" office:value="18.39" calcext:value-type="float">
            <text:p>18.39</text:p>
          </table:table-cell>
          <table:table-cell table:style-name="ce23" office:value-type="float" office:value="1" calcext:value-type="float">
            <text:p>1</text:p>
          </table:table-cell>
          <table:table-cell table:style-name="ce12" table:formula="of:=ROUNDUP([.D25]/[.L25])" office:value-type="float" office:value="24" calcext:value-type="float">
            <text:p>24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25]*[.M25]-[.D25]" office:value-type="float" office:value="0" calcext:value-type="float">
            <text:p>0</text:p>
          </table:table-cell>
          <table:table-cell table:style-name="ce23" table:formula="of:=[.M25]*[.K25]" office:value-type="float" office:value="441.36" calcext:value-type="float">
            <text:p>441.36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26]*[.C26]" office:value-type="float" office:value="24" calcext:value-type="float">
            <text:p>24</text:p>
          </table:table-cell>
          <table:table-cell table:style-name="ce21" office:value-type="string" calcext:value-type="string">
            <text:p>power cord</text:p>
          </table:table-cell>
          <table:table-cell table:style-name="ce27" office:value-type="string" calcext:value-type="string">
            <text:p><text:a xlink:href="http://www.ebay.com/itm/Lot-of-12-3-Prong-AC-Power-Cord-new-in-bag-/162256044529?hash=item25c736c1f1:g:LWMAAOSwcLxYEL7g" xlink:type="simple">http://www.ebay.com/itm/Lot-of-12-3-Prong-AC-Power-Cord-new-in-bag-/162256044529?hash=item25c736c1f1:g:LWMAAOSwcLxYEL7g </text:a></text:p>
          </table:table-cell>
          <table:table-cell table:style-name="ce37" office:value-type="string" calcext:value-type="string">
            <text:p><text:a xlink:href="http://www.ebay.com/itm/3-prong-power-cord-lot-of-12-/121899069490?hash=item1c61c03032:g:URcAAOSwG-1Wxocm" xlink:type="simple">http://www.ebay.com/itm/3-prong-power-cord-lot-of-12-/121899069490?hash=item1c61c03032:g:URcAAOSwG-1Wxocm</text:a></text:p>
          </table:table-cell>
          <table:table-cell table:style-name="ce40"/>
          <table:table-cell table:style-name="ce44"/>
          <table:table-cell table:style-name="ce47"/>
          <table:table-cell table:style-name="ce23" office:value-type="float" office:value="31.22" calcext:value-type="float">
            <text:p>31.22</text:p>
          </table:table-cell>
          <table:table-cell table:style-name="ce23" office:value-type="float" office:value="24" calcext:value-type="float">
            <text:p>24</text:p>
          </table:table-cell>
          <table:table-cell table:style-name="ce12" table:formula="of:=ROUNDUP([.D26]/[.L26])" office:value-type="float" office:value="1" calcext:value-type="float">
            <text:p>1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26]*[.M26]-[.D26]" office:value-type="float" office:value="0" calcext:value-type="float">
            <text:p>0</text:p>
          </table:table-cell>
          <table:table-cell table:style-name="ce23" table:formula="of:=[.M26]*[.K26]" office:value-type="float" office:value="31.22" calcext:value-type="float">
            <text:p>31.22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27]*[.C27]" office:value-type="float" office:value="24" calcext:value-type="float">
            <text:p>24</text:p>
          </table:table-cell>
          <table:table-cell table:style-name="ce22" office:value-type="string" calcext:value-type="string">
            <office:annotation draw:style-name="gr3" draw:text-style-name="P2" svg:width="122.26pt" svg:height="87.85pt" svg:x="437.24pt" svg:y="324.71pt" draw:caption-point-x="-11.54pt" draw:caption-point-y="7.06pt">
              <dc:date>2018-08-21T00:00:00</dc:date>
              <text:p text:style-name="P1">Mega only -https://www.amazon.com/gp/product/B01H4ZLZLQ/ref=oh_aui_detailpage_o04_s00?ie=UTF8&amp;psc=1</text:p>
              <text:p text:style-name="P1"/>
            </office:annotation>
            <text:p>RAMPS + MEGA + drivers + USB</text:p>
          </table:table-cell>
          <table:table-cell table:style-name="ce27" office:value-type="string" calcext:value-type="string">
            <text:p><text:a xlink:href="http://www.ebay.com/itm/141708677942" xlink:type="simple">http://www.ebay.com/itm/141708677942</text:a></text:p>
          </table:table-cell>
          <table:table-cell table:style-name="ce37" office:value-type="string" calcext:value-type="string">
            <text:p><text:a xlink:href="http://www.ebay.com/itm/RAMPS-1-4-Mega2560-5x-A4988-Controller-3D-Printer-Kit-For-Arduino-Reprap-/381903875488?hash=item58eb3eada0:g:hvEAAOSwEzxYZcly" xlink:type="simple">http://www.ebay.com/itm/RAMPS-1-4-Mega2560-5x-A4988-Controller-3D-Printer-Kit-For-Arduino-Reprap-/381903875488?hash=item58eb3eada0:g:hvEAAOSwEzxYZcly</text:a></text:p>
          </table:table-cell>
          <table:table-cell table:style-name="ce40"/>
          <table:table-cell table:style-name="ce44"/>
          <table:table-cell table:style-name="ce47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12"/>
          <table:table-cell table:style-name="ce50" office:value-type="string" calcext:value-type="string">
            <text:p>n</text:p>
          </table:table-cell>
          <table:table-cell table:style-name="ce12"/>
          <table:table-cell table:style-name="ce23" office:value-type="float" office:value="200" calcext:value-type="float">
            <text:p>200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/>
          <table:table-cell table:style-name="ce11"/>
          <table:table-cell table:style-name="ce7"/>
          <table:table-cell table:style-name="ce10"/>
          <table:table-cell table:style-name="ce22"/>
          <table:table-cell table:style-name="ce27" office:value-type="string" calcext:value-type="string">
            <office:annotation draw:style-name="gr1" draw:text-style-name="P2" svg:width="69.76pt" svg:height="64.37pt" svg:x="508.48pt" svg:y="355.58pt" draw:caption-point-x="-11.54pt" draw:caption-point-y="-11.06pt">
              <dc:date>2018-08-21T00:00:00</dc:date>
              <text:p text:style-name="P1">Counteroffer of 19 from flygoodly</text:p>
              <text:p text:style-name="P1"/>
              <text:p text:style-name="P1"/>
            </office:annotation>
            <text:p><text:a xlink:href="http://www.ebay.com/itm/Mega-2560-RAMPS-1-4-REPRAP-3D-Printer-CONTROLLER-5-A4988-Stepper-Motor-Driver/251656399773?ssPageName=STRK%3AMEBIDX%3AIT&amp;_trksid=p2060353.m2749.l2649" xlink:type="simple">http://www.ebay.com/itm/Mega-2560-RAMPS-1-4-REPRAP-3D-Printer-CONTROLLER-5-A4988-Stepper-Motor-Driver/251656399773?ssPageName=STRK%3AMEBIDX%3AIT&amp;_trksid=p2060353.m2749.l2649</text:a>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4" calcext:value-type="float">
            <text:p>14</text:p>
          </table:table-cell>
          <table:table-cell table:style-name="ce12"/>
          <table:table-cell table:style-name="ce50"/>
          <table:table-cell table:style-name="ce12"/>
          <table:table-cell table:style-name="ce23" office:value-type="float" office:value="266" calcext:value-type="float">
            <text:p>266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1" office:value-type="float" office:value="0.5" calcext:value-type="float">
            <office:annotation draw:style-name="gr10" draw:text-style-name="P2" svg:width="386.99pt" svg:height="33.76pt" svg:x="121.49pt" svg:y="377.23pt" draw:caption-point-x="-11.54pt" draw:caption-point-y="-19.96pt">
              <dc:date>2018-08-21T00:00:00</dc:date>
              <text:p text:style-name="P1">6" per printer</text:p>
              <text:p text:style-name="P1"/>
            </office:annotation>
            <text:p>0.5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29]*[.C29]" office:value-type="float" office:value="12" calcext:value-type="float">
            <text:p>12</text:p>
          </table:table-cell>
          <table:table-cell table:style-name="ce21" office:value-type="string" calcext:value-type="string">
            <office:annotation draw:style-name="gr12" draw:text-style-name="P2" svg:width="122.26pt" svg:height="52.64pt" svg:x="437.24pt" svg:y="374.17pt" draw:caption-point-x="-11.54pt" draw:caption-point-y="-16.89pt">
              <dc:date>2018-08-21T00:00:00</dc:date>
              <text:p text:style-name="P1">for connecting probe to plug, fan to plug</text:p>
              <text:p text:style-name="P1"/>
              <text:p text:style-name="P1"/>
            </office:annotation>
            <text:p>heat shrink</text:p>
          </table:table-cell>
          <table:table-cell table:style-name="ce27" office:value-type="string" calcext:value-type="string">
            <text:p><text:a xlink:href="http://www.ebay.com/itm/222219556727" xlink:type="simple">http://www.ebay.com/itm/222219556727</text:a></text:p>
          </table:table-cell>
          <table:table-cell table:style-name="ce37" office:value-type="string" calcext:value-type="string">
            <text:p><text:a xlink:href="https://smile.amazon.com/JawayTool-Assortment-Electrical-Connection-Durable/dp/B018G6CQAG/ref=sr_1_1?ie=UTF8&amp;qid=1492824033&amp;sr=8-1-spons&amp;keywords=heat+shrink&amp;psc=2" xlink:type="simple">https://smile.amazon.com/JawayTool-Assortment-Electrical-Connection-Durable/dp/B018G6CQAG/ref=sr_1_1?ie=UTF8&amp;qid=1492824033&amp;sr=8-1-spons&amp;keywords=heat+shrink&amp;psc=2 </text:a></text:p>
          </table:table-cell>
          <table:table-cell table:style-name="ce40"/>
          <table:table-cell table:style-name="ce44"/>
          <table:table-cell table:style-name="ce47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0" calcext:value-type="float">
            <text:p>100</text:p>
          </table:table-cell>
          <table:table-cell table:style-name="ce12" office:value-type="float" office:value="0.2" calcext:value-type="float">
            <text:p>0.2</text:p>
          </table:table-cell>
          <table:table-cell table:style-name="ce50" office:value-type="string" calcext:value-type="string">
            <text:p>y</text:p>
          </table:table-cell>
          <table:table-cell table:style-name="ce12"/>
          <table:table-cell table:style-name="ce23" table:formula="of:=[.M29]*[.K29]" office:value-type="float" office:value="2" calcext:value-type="float">
            <text:p>2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30]*[.C30]" office:value-type="float" office:value="24" calcext:value-type="float">
            <text:p>24</text:p>
          </table:table-cell>
          <table:table-cell table:style-name="ce21" office:value-type="string" calcext:value-type="string">
            <text:p>solder</text:p>
          </table:table-cell>
          <table:table-cell table:style-name="ce27" office:value-type="string" calcext:value-type="string">
            <text:p><text:a xlink:href="http://www.ebay.com/itm/63-37-0-8mm-Tin-Lead-Rosin-Core-Solder-Flux-Soldering-Welding-Wire-Reel-100g-/162417409960?hash=item25d0d4ffa8:g:DBUAAOSw32lYuaEU" xlink:type="simple">http://www.ebay.com/itm/63-37-0-8mm-Tin-Lead-Rosin-Core-Solder-Flux-Soldering-Welding-Wire-Reel-100g-/162417409960?hash=item25d0d4ffa8:g:DBUAAOSw32lYuaEU</text:a>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" calcext:value-type="float">
            <text:p>12</text:p>
          </table:table-cell>
          <table:table-cell table:style-name="ce12" table:formula="of:=ROUNDUP([.D30]/[.L30])" office:value-type="float" office:value="2" calcext:value-type="float">
            <text:p>2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30]*[.M30]-[.D30]" office:value-type="float" office:value="0" calcext:value-type="float">
            <text:p>0</text:p>
          </table:table-cell>
          <table:table-cell table:style-name="ce23" table:formula="of:=[.M30]*[.K30]" office:value-type="float" office:value="10" calcext:value-type="float">
            <text:p>10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31]*[.C31]" office:value-type="float" office:value="24" calcext:value-type="float">
            <text:p>24</text:p>
          </table:table-cell>
          <table:table-cell table:style-name="ce21" office:value-type="string" calcext:value-type="string">
            <text:p>5 minute JB Weld, 10 oz</text:p>
          </table:table-cell>
          <table:table-cell table:style-name="ce27" office:value-type="string" calcext:value-type="string">
            <text:p><text:a xlink:href="https://smile.amazon.com/J-B-Weld-8270-Industrial-Professional/dp/B005UYVIXO/ref=sr_1_1?s=automotive&amp;ie=UTF8&amp;qid=1492825807&amp;sr=1-1&amp;keywords=jb+weld+quick" xlink:type="simple">https://smile.amazon.com/J-B-Weld-8270-Industrial-Professional/dp/B005UYVIXO/ref=sr_1_1?s=automotive&amp;ie=UTF8&amp;qid=1492825807&amp;sr=1-1&amp;keywords=jb+weld+quick</text:a>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 office:value-type="float" office:value="13.2" calcext:value-type="float">
            <text:p>13.2</text:p>
          </table:table-cell>
          <table:table-cell table:style-name="ce23" office:value-type="float" office:value="5" calcext:value-type="float">
            <text:p>5</text:p>
          </table:table-cell>
          <table:table-cell table:style-name="ce12" table:formula="of:=ROUNDUP([.D31]/[.L31])" office:value-type="float" office:value="5" calcext:value-type="float">
            <text:p>5</text:p>
          </table:table-cell>
          <table:table-cell table:style-name="ce50" office:value-type="string" calcext:value-type="string">
            <text:p>n</text:p>
          </table:table-cell>
          <table:table-cell table:style-name="ce12" table:formula="of:=[.L31]*[.M31]-[.D31]" office:value-type="float" office:value="1" calcext:value-type="float">
            <text:p>1</text:p>
          </table:table-cell>
          <table:table-cell table:style-name="ce23" table:formula="of:=[.M31]*[.K31]" office:value-type="float" office:value="66" calcext:value-type="float">
            <text:p>66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32]*[.C32]" office:value-type="float" office:value="48" calcext:value-type="float">
            <text:p>48</text:p>
          </table:table-cell>
          <table:table-cell table:style-name="ce21" office:value-type="string" calcext:value-type="string">
            <text:p>superglue, pack of 6 tubes</text:p>
          </table:table-cell>
          <table:table-cell table:style-name="ce27" office:value-type="string" calcext:value-type="string">
            <text:p><text:a xlink:href="https://smile.amazon.com/BAZIC-0-10-Super-Glue-Pack/dp/B003BSF7ZG/ref=sr_1_19?ie=UTF8&amp;qid=1492824642&amp;sr=8-19&amp;keywords=superglue" xlink:type="simple">https://smile.amazon.com/BAZIC-0-10-Super-Glue-Pack/dp/B003BSF7ZG/ref=sr_1_19?ie=UTF8&amp;qid=1492824642&amp;sr=8-19&amp;keywords=superglue</text:a></text:p>
          </table:table-cell>
          <table:table-cell table:style-name="ce32" office:value-type="string" calcext:value-type="string">
            <text:p><text:a xlink:href="https://www.menards.com/main/home-decor/office-supplies/adhesives-tape/glue/super-glue/duro-reg-liquid-super-glue-4-pk/p-1444432340378-c-7175.htm?tid=8952149715158870805" xlink:type="simple">https://www.menards.com/main/home-decor/office-supplies/adhesives-tape/glue/super-glue/duro-reg-liquid-super-glue-4-pk/p-1444432340378-c-7175.htm?tid=8952149715158870805</text:a></text:p>
          </table:table-cell>
          <table:table-cell table:style-name="ce40"/>
          <table:table-cell table:style-name="ce44"/>
          <table:table-cell table:style-name="ce47"/>
          <table:table-cell table:style-name="ce23" office:value-type="float" office:value="4.89" calcext:value-type="float">
            <text:p>4.89</text:p>
          </table:table-cell>
          <table:table-cell table:style-name="ce23" office:value-type="float" office:value="6" calcext:value-type="float">
            <text:p>6</text:p>
          </table:table-cell>
          <table:table-cell table:style-name="ce12" table:formula="of:=ROUNDUP([.D32]/[.L32])" office:value-type="float" office:value="8" calcext:value-type="float">
            <text:p>8</text:p>
          </table:table-cell>
          <table:table-cell table:style-name="ce50" office:value-type="string" calcext:value-type="string">
            <text:p>n</text:p>
          </table:table-cell>
          <table:table-cell table:style-name="ce12" table:formula="of:=[.L32]*[.M32]-[.D32]" office:value-type="float" office:value="0" calcext:value-type="float">
            <text:p>0</text:p>
          </table:table-cell>
          <table:table-cell table:style-name="ce23" table:formula="of:=[.M32]*[.K32]" office:value-type="float" office:value="39.12" calcext:value-type="float">
            <text:p>39.12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33]*[.C33]" office:value-type="float" office:value="24" calcext:value-type="float">
            <text:p>24</text:p>
          </table:table-cell>
          <table:table-cell table:style-name="ce23" office:value-type="string" calcext:value-type="string">
            <text:p>capton tape</text:p>
          </table:table-cell>
          <table:table-cell table:style-name="ce27" office:value-type="string" calcext:value-type="string">
            <office:annotation draw:style-name="gr3" draw:text-style-name="P2" svg:width="69.76pt" svg:height="33.73pt" svg:x="508.48pt" svg:y="428.26pt" draw:caption-point-x="-11.54pt" draw:caption-point-y="-19.98pt">
              <dc:date>2018-08-21T00:00:00</dc:date>
              <text:p text:style-name="P1">3 rolls only</text:p>
              <text:p text:style-name="P1"/>
            </office:annotation>
            <text:p><text:a xlink:href="http://www.ebay.com/itm/10-Rolls-1-4-Hi-Temp-Polyimide-Kapton-tape-108-NEW/280743422811?_trksid=p2047675.c100005.m1851&amp;_trkparms=aid%3D222007%26algo%3DSIM.MBE%26ao%3D2%26asc%3D44757%26meid%3Dfa636635fd2b45e495aab7569339891b%26pid%3D100005%26rk%3D2%26rkt%3D3%26sd%3D280743421227" xlink:type="simple">http://www.ebay.com/itm/10-Rolls-1-4-Hi-Temp-Polyimide-Kapton-tape-108-NEW/280743422811?_trksid=p2047675.c100005.m1851&amp;_trkparms=aid%3D222007%26algo%3DSIM.MBE%26ao%3D2%26asc%3D44757%26meid%3Dfa636635fd2b45e495aab7569339891b%26pid%3D100005%26rk%3D2%26rkt%3D3%26sd%3D280743421227</text:a>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12" table:formula="of:=ROUNDUP([.D33]/[.L33])" office:value-type="float" office:value="3" calcext:value-type="float">
            <text:p>3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33]*[.M33]-[.D33]" office:value-type="float" office:value="6" calcext:value-type="float">
            <text:p>6</text:p>
          </table:table-cell>
          <table:table-cell table:style-name="ce23" table:formula="of:=[.M33]*[.K33]" office:value-type="float" office:value="54" calcext:value-type="float">
            <text:p>54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0" table:number-columns-repeated="6"/>
          <table:table-cell table:number-columns-repeated="99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34]*[.C34]" office:value-type="float" office:value="24" calcext:value-type="float">
            <text:p>24</text:p>
          </table:table-cell>
          <table:table-cell table:style-name="ce24" office:value-type="string" calcext:value-type="string">
            <text:p>ceramic screwdriver</text:p>
          </table:table-cell>
          <table:table-cell table:style-name="ce27" office:value-type="string" calcext:value-type="string">
            <text:p><text:a xlink:href="http://www.ebay.com/itm/8pcs-Adjust-Frequency-Screwdriver-Anti-static-Plastic-Ceramic-Set-Home-Hand-Tool-/172542088086?hash=item282c4f5396:g:r9AAAOSw32lYq-og" xlink:type="simple">http://www.ebay.com/itm/8pcs-Adjust-Frequency-Screwdriver-Anti-static-Plastic-Ceramic-Set-Home-Hand-Tool-/172542088086?hash=item282c4f5396:g:r9AAAOSw32lYq-og</text:a>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12" table:formula="of:=ROUNDUP([.D34]/[.L34])" office:value-type="float" office:value="1" calcext:value-type="float">
            <text:p>1</text:p>
          </table:table-cell>
          <table:table-cell table:style-name="ce50" office:value-type="string" calcext:value-type="string">
            <text:p>y</text:p>
          </table:table-cell>
          <table:table-cell table:style-name="ce12" table:formula="of:=[.L34]*[.M34]-[.D34]" office:value-type="float" office:value="0" calcext:value-type="float">
            <text:p>0</text:p>
          </table:table-cell>
          <table:table-cell table:style-name="ce23" table:formula="of:=[.M34]*[.K34]" office:value-type="float" office:value="22" calcext:value-type="float">
            <text:p>22</text:p>
          </table:table-cell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33"/>
          <table:table-cell table:style-name="ce40"/>
          <table:table-cell table:style-name="ce44"/>
          <table:table-cell table:style-name="ce47"/>
          <table:table-cell table:style-name="ce23"/>
          <table:table-cell table:style-name="ce40"/>
          <table:table-cell table:style-name="ce47"/>
          <table:table-cell table:style-name="ce61" table:number-columns-repeated="6"/>
          <table:table-cell table:number-columns-repeated="990"/>
        </table:table-row>
        <table:table-row table:style-name="ro1">
          <table:table-cell table:style-name="ce4"/>
          <table:table-cell table:style-name="ce13" table:number-columns-repeated="3"/>
          <table:table-cell table:style-name="ce25" table:number-columns-repeated="9"/>
          <table:table-cell table:style-name="ce52"/>
          <table:table-cell table:style-name="ce54" office:value-type="string" calcext:value-type="string">
            <text:p>Total</text:p>
          </table:table-cell>
          <table:table-cell table:style-name="ce54" table:formula="of:=SUM([.P3:.P34])" office:value-type="string" office:string-value="7517.37" calcext:value-type="string">
            <office:annotation draw:style-name="gr8" draw:text-style-name="P2" svg:width="65.23pt" svg:height="134.79pt" svg:x="839.25pt" svg:y="428.74pt" draw:caption-point-x="-11.54pt" draw:caption-point-y="5.02pt">
              <dc:date>2018-08-21T00:00:00</dc:date>
              <text:p text:style-name="P1">For 24 machines </text:p>
              <text:p text:style-name="P1"/>
              <text:p text:style-name="P1">Not including shipping for McMaster-Carr</text:p>
              <text:p text:style-name="P1"/>
              <text:p text:style-name="P1"/>
              <text:p text:style-name="P1"/>
            </office:annotation>
            <text:p>7517.37</text:p>
          </table:table-cell>
          <table:table-cell table:style-name="ce25" table:number-columns-repeated="12"/>
          <table:table-cell table:style-name="ce61" table:number-columns-repeated="6"/>
          <table:table-cell table:number-columns-repeated="990"/>
        </table:table-row>
        <table:table-row table:style-name="ro1">
          <table:table-cell table:style-name="ce4"/>
          <table:table-cell table:style-name="ce13" table:number-columns-repeated="3"/>
          <table:table-cell table:style-name="ce25" table:number-columns-repeated="9"/>
          <table:table-cell table:style-name="ce52"/>
          <table:table-cell table:style-name="ce25"/>
          <table:table-cell table:style-name="ce25" table:formula="of:=[.P35]/24" office:value-type="string" office:string-value="313.22375" calcext:value-type="string">
            <text:p>313.22375</text:p>
          </table:table-cell>
          <table:table-cell table:style-name="ce25" table:number-columns-repeated="12"/>
          <table:table-cell table:style-name="ce61" table:number-columns-repeated="6"/>
          <table:table-cell table:number-columns-repeated="990"/>
        </table:table-row>
        <table:table-row table:style-name="ro1">
          <table:table-cell table:style-name="ce4"/>
          <table:table-cell table:style-name="ce13" table:number-columns-repeated="3"/>
          <table:table-cell table:style-name="ce25"/>
          <table:table-cell/>
          <table:table-cell table:style-name="ce25" table:number-columns-repeated="7"/>
          <table:table-cell table:style-name="ce53"/>
          <table:table-cell table:style-name="ce25" table:number-columns-repeated="14"/>
          <table:table-cell table:style-name="ce61" table:number-columns-repeated="6"/>
          <table:table-cell table:number-columns-repeated="990"/>
        </table:table-row>
        <table:table-row table:style-name="ro1">
          <table:table-cell table:style-name="ce4"/>
          <table:table-cell table:style-name="ce13" table:number-columns-repeated="3"/>
          <table:table-cell table:style-name="ce25" table:number-columns-repeated="9"/>
          <table:table-cell table:style-name="ce52"/>
          <table:table-cell table:style-name="ce25" table:number-columns-repeated="14"/>
          <table:table-cell table:style-name="ce61" table:number-columns-repeated="6"/>
          <table:table-cell table:number-columns-repeated="99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AMPS Version'.N2:'RAMPS Version'.N38">
            <calcext:condition calcext:apply-style-name="ConditionalStyle_1" calcext:value="contains-text(&quot;y&quot;)" calcext:base-cell-address="'RAMPS Version'.N2"/>
          </calcext:conditional-format>
          <calcext:conditional-format calcext:target-range-address="'RAMPS Version'.N2:'RAMPS Version'.N38">
            <calcext:condition calcext:apply-style-name="ConditionalStyle_2" calcext:value="contains-text(&quot;n&quot;)" calcext:base-cell-address="'RAMPS Version'.N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MPS_20_Version" style:display-name="PageStyle_RAMPS Ver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2" meta:object-count="0"/>
    <meta:generator>LibreOfficeDev/5.1.0.3$Linux_X86_64 LibreOffice_project/</meta:generator>
  </office:meta>
</office:document-meta>
</file>